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1.2cm" fo:margin-right="0cm" fo:text-indent="-0.9cm"/>
      <style:text-properties fo:font-family="'Courier New'" style:font-family-generic="modern" style:font-pitch="fixed"/>
    </style:style>
    <style:style style:name="P5" style:family="paragraph">
      <style:text-properties fo:font-family="'Courier New'" style:font-family-generic="modern" style:font-pitch="fixed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T1" style:family="text">
      <style:text-properties fo:font-family="'Courier New'" style:font-family-generic="modern" style:font-pitch="fixed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Arial" style:font-family-generic="swiss" style:font-pitch="variable" fo:font-style="italic" style:font-style-asian="italic" style:font-style-complex="italic"/>
    </style:style>
    <style:style style:name="T5" style:family="text">
      <style:text-properties fo:font-family="'Courier New'" style:font-family-generic="modern" style:font-pitch="fixed"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 text:style-name="P1">OCaml Basics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Peter C. Chapin</text:p>
            <text:p text:style-name="P1">Fall 2008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Interactive Top-Level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2">Allows you to enter OCaml expressions and evaluate them interactive.</text:p>
              </text:list-item>
            </text:list>
            <text:list text:style-name="L3">
              <text:list-item>
                <text:p text:style-name="P2">Good for experimenting.</text:p>
              </text:list-item>
            </text:list>
            <text:list text:style-name="L3">
              <text:list-item>
                <text:list>
                  <text:list-item>
                    <text:p text:style-name="P3">Much easier than preparing a source file, compiling, etc.</text:p>
                  </text:list-item>
                </text:list>
              </text:list-item>
            </text:list>
            <text:list text:style-name="L3">
              <text:list-item>
                <text:p text:style-name="P2">Not good for actual program development.</text:p>
              </text:list-item>
            </text:list>
            <text:list text:style-name="L3">
              <text:list-item>
                <text:list>
                  <text:list-item>
                    <text:p text:style-name="P3">Session not saved in a useful way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“Stream of consciousness”</text:p>
                  </text:list-item>
                </text:list>
              </text:list-item>
            </text:list>
            <text:list text:style-name="L3">
              <text:list-item>
                <text:p text:style-name="P2">Prompt is <text:span text:style-name="T1">#</text:span>, expressions terminated with <text:span text:style-name="T1">;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Essential Top-Level Commands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3">
              <text:list-item>
                <text:p text:style-name="P4"><text:span text:style-name="T1">#quit;;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End the session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1">#use “somefile.ml”;;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Read source code in </text:span><text:span text:style-name="T1">somefile.ml</text:span><text:span text:style-name="T2"> as if it was being typed manually.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1">#load “somefile.cmo”;;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Load the compiled byte codes in </text:span><text:span text:style-name="T1">somefile.cmo</text:span><text:span text:style-name="T2">. Values defined are made availa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OCaml Compiler</text:p>
          </draw:text-box>
        </draw:frame>
        <draw:frame presentation:style-name="pr5" draw:layer="layout" svg:width="25.199cm" svg:height="15.525cm" svg:x="1.27cm" svg:y="4.445cm" presentation:class="outline" presentation:user-transformed="true">
          <draw:text-box>
            <text:list text:style-name="L3">
              <text:list-item>
                <text:p text:style-name="P2"><text:span text:style-name="T1">ocamlc -c myprog.ml</text:span></text:p>
              </text:list-item>
            </text:list>
            <text:list text:style-name="L3">
              <text:list-item>
                <text:list>
                  <text:list-item>
                    <text:p text:style-name="P3">Create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myprog.cmi</text:span> (compiled interface to the file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myprog.cmo</text:span> (compiled byte codes for an OCaml VM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"><text:span text:style-name="T1">ocamlc -o myprog.exe myprog.ml</text:span></text:p>
              </text:list-item>
            </text:list>
            <text:list text:style-name="L3">
              <text:list-item>
                <text:list>
                  <text:list-item>
                    <text:p text:style-name="P3">Create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The same two files above plus..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myprog.exe</text:span> (executable file. This file contains the byte codes and a stub that runs the VM <text:span text:style-name="T1">ocamlrun</text:span>)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"><text:span text:style-name="T1">ocamlopt -o myprog.exe myprog.ml</text:span></text:p>
              </text:list-item>
            </text:list>
            <text:list text:style-name="L3">
              <text:list-item>
                <text:list>
                  <text:list-item>
                    <text:p text:style-name="P3">Creates native co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Development Environments</text:p>
          </draw:text-box>
        </draw:frame>
        <draw:frame presentation:style-name="pr5" draw:layer="layout" svg:width="25.199cm" svg:height="14.339cm" svg:x="1.4cm" svg:y="4.914cm" presentation:class="outline" presentation:user-transformed="true">
          <draw:text-box>
            <text:list text:style-name="L3">
              <text:list-item>
                <text:p text:style-name="P2">Text Editors</text:p>
              </text:list-item>
            </text:list>
            <text:list text:style-name="L3">
              <text:list-item>
                <text:list>
                  <text:list-item>
                    <text:p text:style-name="P3">Many editors have OCaml syntax highlighting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Notepad++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jEdi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Emacs, vim, etc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">OcaIDE</text:p>
              </text:list-item>
            </text:list>
            <text:list text:style-name="L3">
              <text:list-item>
                <text:list>
                  <text:list-item>
                    <text:p text:style-name="P3">An OCaml plug-in for Eclips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Requires the command line compiler to be installed first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">Visual Studio</text:p>
              </text:list-item>
            </text:list>
            <text:list text:style-name="L3">
              <text:list-item>
                <text:list>
                  <text:list-item>
                    <text:p text:style-name="P3">Microsoft's F# comes with a VS plug-i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Primitive Data Types</text:p>
          </draw:text-box>
        </draw:frame>
        <draw:frame presentation:style-name="pr5" draw:layer="layout" svg:width="25.199cm" svg:height="15.641cm" svg:x="1.4cm" svg:y="4.914cm" presentation:class="outline" presentation:user-transformed="true">
          <draw:text-box>
            <text:list text:style-name="L3">
              <text:list-item>
                <text:p text:style-name="P2"><text:span text:style-name="T1">int</text:span></text:p>
              </text:list-item>
            </text:list>
            <text:list text:style-name="L3">
              <text:list-item>
                <text:list>
                  <text:list-item>
                    <text:p text:style-name="P3">Finite range: platform dependen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No overflow checking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">+</text:span>, <text:span text:style-name="T1">-</text:span>, <text:span text:style-name="T1">*</text:span>, <text:span text:style-name="T1">/</text:span>, <text:span text:style-name="T1">mod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1">float</text:span></text:p>
              </text:list-item>
            </text:list>
            <text:list text:style-name="L3">
              <text:list-item>
                <text:list>
                  <text:list-item>
                    <text:p text:style-name="P3">Finite range and precision: platform dependen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Overflows to <text:span text:style-name="T1">infinity</text:span><text:span text:style-name="T2">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">+.</text:span><text:span text:style-name="T2">, </text:span><text:span text:style-name="T1">-.</text:span><text:span text:style-name="T2">, </text:span><text:span text:style-name="T1">*.</text:span><text:span text:style-name="T2">, </text:span><text:span text:style-name="T1">/.</text:span><text:span text:style-name="T2"> (no operator overloading here)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1">bool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Only contains values </text:span><text:span text:style-name="T1">true</text:span><text:span text:style-name="T2"> and </text:span><text:span text:style-name="T1">fa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Primitive Data Typ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2"><text:span text:style-name="T1">char</text:span></text:p>
              </text:list-item>
            </text:list>
            <text:list text:style-name="L3">
              <text:list-item>
                <text:list>
                  <text:list-item>
                    <text:p text:style-name="P3">Individual characters: <text:span text:style-name="T1">'x'</text:span>, <text:span text:style-name="T1">'y'</text:span>, et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ecimal and hex escapes: <text:span text:style-name="T1">'\065'</text:span>,<text:span text:style-name="T1"> '\x41'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2">C-like escapes: </text:span><text:span text:style-name="T1">'\n'</text:span><text:span text:style-name="T2">, </text:span><text:span text:style-name="T1">'\t'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1">string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Sequence of characters with quotation mark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“</text:span><text:span text:style-name="T1">Hello, World”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“</text:span><text:span text:style-name="T1">\tThis is a character: \x41\n”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2">Concatenation: </text:span><text:span text:style-name="T1">“Hello” ^ “World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Tuples</text:p>
          </draw:text-box>
        </draw:frame>
        <draw:frame presentation:style-name="pr5" draw:layer="layout" svg:width="25.199cm" svg:height="14.264cm" svg:x="1.4cm" svg:y="4.914cm" presentation:class="outline" presentation:user-transformed="true">
          <draw:text-box>
            <text:list text:style-name="L3">
              <text:list-item>
                <text:p text:style-name="P2">A way to package several values together.</text:p>
              </text:list-item>
            </text:list>
            <text:list text:style-name="L3">
              <text:list-item>
                <text:p text:style-name="P2"><text:span text:style-name="T1">(1, 3.14, “Hello”, true)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An example 4-tuple consisting of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1</text:span><text:span text:style-name="T2">, an integ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3.14</text:span><text:span text:style-name="T2">, a floa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“</text:span><text:span text:style-name="T1">Hello”</text:span><text:span text:style-name="T2">, a str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true</text:span><text:span text:style-name="T2">, a boo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2">Type is: </text:span><text:span text:style-name="T1">int * float * string * bool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2">Useful for passing and returning multiple values to/from functions, etc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Tuples</text:p>
          </draw:text-box>
        </draw:frame>
        <draw:frame presentation:style-name="pr5" draw:layer="layout" svg:width="25.199cm" svg:height="15.275cm" svg:x="1.4cm" svg:y="4.914cm" presentation:class="outline" presentation:user-transformed="true">
          <draw:text-box>
            <text:list text:style-name="L3">
              <text:list-item>
                <text:p text:style-name="P2">Tuples can contain any type, including other tuples.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(1, (2, “Hello”), 3.14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Has type: <text:span text:style-name="T1">int * (int * string) * floa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"><text:span text:style-name="T2">2-Tuples are commonly called “pairs.”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The </text:span><text:span text:style-name="T1">fst</text:span><text:span text:style-name="T2"> and </text:span><text:span text:style-name="T1">snd</text:span><text:span text:style-name="T2"> built-in functions can “de-construct” a pai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fst (1, 2)</text:span><text:span text:style-name="T2"> evaluates to </text:span><text:span text:style-name="T1">1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snd (1, 2)</text:span><text:span text:style-name="T2"> evaluates to </text:span><text:span text:style-name="T1">2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"><text:span text:style-name="T2">Deconstructing larger tuples requires pattern match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Important Tuple Points</text:p>
          </draw:text-box>
        </draw:frame>
        <draw:frame presentation:style-name="pr5" draw:layer="layout" svg:width="25.199cm" svg:height="13.961cm" svg:x="1.4cm" svg:y="4.914cm" presentation:class="outline" presentation:user-transformed="true">
          <draw:text-box>
            <text:list text:style-name="L3">
              <text:list-item>
                <text:p text:style-name="P2">Tuples are immutable.</text:p>
              </text:list-item>
            </text:list>
            <text:list text:style-name="L3">
              <text:list-item>
                <text:list>
                  <text:list-item>
                    <text:p text:style-name="P3">To change a tuple you must create a new one with the changes you want.</text:p>
                  </text:list-item>
                </text:list>
              </text:list-item>
            </text:list>
            <text:list text:style-name="L3">
              <text:list-item>
                <text:p text:style-name="P2">Tuples can have components of different types.</text:p>
              </text:list-item>
            </text:list>
            <text:list text:style-name="L3">
              <text:list-item>
                <text:p text:style-name="P2">The Type of a tuple depends on the types, order, and number of its components.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int * float</text:span> is a different type than <text:span text:style-name="T1">float * i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">int * int</text:span><text:span text:style-name="T2"> is a different type than </text:span><text:span text:style-name="T1">int * int * 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List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2">A way to create a linear collection of items of arbitrary size.</text:p>
              </text:list-item>
            </text:list>
            <text:list text:style-name="L3">
              <text:list-item>
                <text:p text:style-name="P2"><text:span text:style-name="T1">[1; 2; 3; 4]</text:span></text:p>
              </text:list-item>
            </text:list>
            <text:list text:style-name="L3">
              <text:list-item>
                <text:list>
                  <text:list-item>
                    <text:p text:style-name="P3">A list of four integer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Has type <text:span text:style-name="T1">int list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2">Lists can contain any type, but all components must have the same type.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[“Hello”; “World”]</text:span><text:span text:style-name="T2"> is a </text:span><text:span text:style-name="T1">string lis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">[true; false; true; true]</text:span><text:span text:style-name="T2"> is a </text:span><text:span text:style-name="T1">bool li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Lists</text:p>
          </draw:text-box>
        </draw:frame>
        <draw:frame presentation:style-name="pr5" draw:layer="layout" svg:width="25.199cm" svg:height="13.965cm" svg:x="1.4cm" svg:y="4.914cm" presentation:class="outline" presentation:user-transformed="true">
          <draw:text-box>
            <text:list text:style-name="L3">
              <text:list-item>
                <text:p text:style-name="P2">Lists can contain complex components.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[[1; 2]; [3; 4; 5]; [6]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A list of lists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Type <text:span text:style-name="T1">int list list</text:span> (read as: <text:span text:style-name="T1">(int list) list</text:span>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">[(1, “Hello”); (2, “World”)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A list of pair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Type <text:span text:style-name="T1">(int * string) lis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"><text:span text:style-name="T2">Consider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(1, [“Hello”; “World”]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Type </text:span><text:span text:style-name="T1">int * string li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List Operations</text:p>
          </draw:text-box>
        </draw:frame>
        <draw:frame presentation:style-name="pr5" draw:layer="layout" svg:width="25.199cm" svg:height="14.967cm" svg:x="1.4cm" svg:y="4.914cm" presentation:class="outline" presentation:user-transformed="true">
          <draw:text-box>
            <text:list text:style-name="L3">
              <text:list-item>
                <text:p text:style-name="P2"><text:span text:style-name="T1">[1; 2; 3] @ [4; 5; 6]</text:span></text:p>
              </text:list-item>
            </text:list>
            <text:list text:style-name="L3">
              <text:list-item>
                <text:list>
                  <text:list-item>
                    <text:p text:style-name="P3">List concaten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Evaluates to <text:span text:style-name="T1">[1; 2; 3; 4; 5; 6]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1">1 :: [2; 3; 4]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“</text:span><text:span text:style-name="T2">Cons” operation; attaches an item to the head of a list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2">Evaluates to </text:span><text:span text:style-name="T1">[1; 2; 3; 4]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2">If you need to append an item use library </text:span><text:span text:style-name="T1">List.append</text:span><text:span text:style-name="T2"> function.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Avoid doing it if possible. It's ineffici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Important List Points</text:p>
          </draw:text-box>
        </draw:frame>
        <draw:frame presentation:style-name="pr5" draw:layer="layout" svg:width="25.199cm" svg:height="14.071cm" svg:x="1.4cm" svg:y="4.914cm" presentation:class="outline" presentation:user-transformed="true">
          <draw:text-box>
            <text:list text:style-name="L3">
              <text:list-item>
                <text:p text:style-name="P2">Lists are immutable.</text:p>
              </text:list-item>
            </text:list>
            <text:list text:style-name="L3">
              <text:list-item>
                <text:list>
                  <text:list-item>
                    <text:p text:style-name="P3">To change a list, you must create a new one with the changes you want.</text:p>
                  </text:list-item>
                </text:list>
              </text:list-item>
            </text:list>
            <text:list text:style-name="L3">
              <text:list-item>
                <text:p text:style-name="P2">All components of a list must have the same type.</text:p>
              </text:list-item>
            </text:list>
            <text:list text:style-name="L3">
              <text:list-item>
                <text:list>
                  <text:list-item>
                    <text:p text:style-name="P3">The type of the list itself depends on the type of the components.</text:p>
                  </text:list-item>
                </text:list>
              </text:list-item>
            </text:list>
            <text:list text:style-name="L3">
              <text:list-item>
                <text:p text:style-name="P2">The type of a list does <text:span text:style-name="T3">not</text:span> depend on the length.</text:p>
              </text:list-item>
            </text:list>
            <text:list text:style-name="L3">
              <text:list-item>
                <text:list>
                  <text:list-item>
                    <text:p text:style-name="P3">Lists can have arbitrary siz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Binding Names</text:p>
          </draw:text-box>
        </draw:frame>
        <draw:frame presentation:style-name="pr5" draw:layer="layout" svg:width="25.199cm" svg:height="15.668cm" svg:x="1.471cm" svg:y="4.445cm" presentation:class="outline" presentation:user-transformed="true">
          <draw:text-box>
            <text:list text:style-name="L3">
              <text:list-item>
                <text:p text:style-name="P2">Need to give a name to a subexpression to make it easier to talk about later.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let omega = 2.0 *. pi *. f in</text:span><text:span text:style-name="T1"><text:line-break/></text:span><text:span text:style-name="T1">let temp <text:s/>= omega *. r *. c in</text:span><text:span text:style-name="T1"><text:line-break/></text:span><text:span text:style-name="T1"><text:tab/></text:span><text:span text:style-name="T1">sqrt ((temp *. temp) +. 1.0)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2">Bound name in scope in expression after </text:span><text:span text:style-name="T1">in</text:span></text:p>
              </text:list-item>
            </text:list>
            <text:list text:style-name="L3">
              <text:list-item>
                <text:p text:style-name="P2"><text:span text:style-name="T2">Names are </text:span><text:span text:style-name="T4">not</text:span><text:span text:style-name="T2"> variables.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Names can be rebound but original values can't be modified.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2">Types need not be declared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Type inference deduces types based on u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Conditional Expression</text:p>
          </draw:text-box>
        </draw:frame>
        <draw:frame presentation:style-name="pr5" draw:layer="layout" svg:width="25.199cm" svg:height="13.839cm" svg:x="1.4cm" svg:y="4.914cm" presentation:class="outline" presentation:user-transformed="true">
          <draw:text-box>
            <text:list text:style-name="L3">
              <text:list-item>
                <text:p text:style-name="P2">All computation is in the form of expressions.</text:p>
              </text:list-item>
            </text:list>
            <text:list text:style-name="L3">
              <text:list-item>
                <text:list>
                  <text:list-item>
                    <text:p text:style-name="P3">There are no stateme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There are no side effec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So far... we are focusing on the functional core of OCam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">Conditional expressions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if x = y then a + b else a – b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Tests <text:span text:style-name="T1">x = y</text:span>. If true, evaluates <text:span text:style-name="T1">a + b</text:span>, otherwise evaluates <text:span text:style-name="T1">a – b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Expression returns the result of the evaluation don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Both arms of conditional must have the same typ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Functions</text:p>
          </draw:text-box>
        </draw:frame>
        <draw:frame presentation:style-name="pr5" draw:layer="layout" svg:width="25.199cm" svg:height="15.12cm" svg:x="1.4cm" svg:y="4.914cm" presentation:class="outline" presentation:user-transformed="true">
          <draw:text-box>
            <text:list text:style-name="L3">
              <text:list-item>
                <text:p text:style-name="P2"><text:span text:style-name="T1">(fun x -&gt; x + 1)</text:span></text:p>
              </text:list-item>
            </text:list>
            <text:list text:style-name="L3">
              <text:list-item>
                <text:list>
                  <text:list-item>
                    <text:p text:style-name="P3">Defines a function taking a parameter <text:span text:style-name="T1">x</text:span> and returning the result of evaluating <text:span text:style-name="T1">x + 1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2">Function has no name, but can be given on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let increment = (fun x -&gt; x + 1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2">Type is </text:span><text:span text:style-name="T1">int -&gt; int</text:span><text:span text:style-name="T2"> (read as “int to int” or “int arrow int”). Means: function taking int and returning int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This type is deduced by type inference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"><text:span text:style-name="T1">let increment x = x + 1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Syntactic sugared version of </text:span><text:span text:style-name="T1">let</text:span><text:span text:style-name="T2"> abov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Function Application</text:p>
          </draw:text-box>
        </draw:frame>
        <draw:frame presentation:style-name="pr5" draw:layer="layout" svg:width="25.199cm" svg:height="14.584cm" svg:x="1.4cm" svg:y="4.914cm" presentation:class="outline" presentation:user-transformed="true">
          <draw:text-box>
            <text:list text:style-name="L3">
              <text:list-item>
                <text:p text:style-name="P2">Only operation allowed with functions is “application”</text:p>
              </text:list-item>
            </text:list>
            <text:list text:style-name="L3">
              <text:list-item>
                <text:list>
                  <text:list-item>
                    <text:p text:style-name="P3">In functional languages you “apply” functions. In imperative languages you “call” them.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1">let increment x = x + 1 in</text:span><text:span text:style-name="T1"><text:line-break/></text:span><text:span text:style-name="T1"><text:tab/></text:span><text:span text:style-name="T1">increment 1</text:span></text:p>
              </text:list-item>
            </text:list>
            <text:list text:style-name="L3">
              <text:list-item>
                <text:list>
                  <text:list-item>
                    <text:p text:style-name="P3">Defines <text:span text:style-name="T1">increment</text:span> and then applies it to 1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Overall expression evaluates to 2.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1">(fun x -&gt; x + 1) 1</text:span></text:p>
              </text:list-item>
            </text:list>
            <text:list text:style-name="L3">
              <text:list-item>
                <text:list>
                  <text:list-item>
                    <text:p text:style-name="P3">Can also apply a function without a 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Functions Are First Clas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2">In functional languages functions can be treated like other values.</text:p>
              </text:list-item>
            </text:list>
            <text:list text:style-name="L3">
              <text:list-item>
                <text:p text:style-name="P2"><text:span text:style-name="T1">(1, (fun x -&gt; x + 1))</text:span></text:p>
              </text:list-item>
            </text:list>
            <text:list text:style-name="L3">
              <text:list-item>
                <text:list>
                  <text:list-item>
                    <text:p text:style-name="P3">Tuple containing a function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Type <text:span text:style-name="T1">int * (int -&gt; int)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1">[(fun x -&gt; x + 1);(fun x -&gt; x – 1)]</text:span></text:p>
              </text:list-item>
            </text:list>
            <text:list text:style-name="L3">
              <text:list-item>
                <text:list>
                  <text:list-item>
                    <text:p text:style-name="P3">List containing func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Type<text:span text:style-name="T1"> (int -&gt; int) list</text:span> (all functions in the list must have the same typ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Multiple Parameters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2">OCaml technically only allows functions to have a single parameter.</text:p>
              </text:list-item>
            </text:list>
            <text:list text:style-name="L3">
              <text:list-item>
                <text:p text:style-name="P2">You can use tuples to work around this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let sum = (fun p -&gt; (fst p) + (snd p)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Takes a pair p and adds the componets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">let sum p = (fst p) + (snd p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A cleaner way using the syntactic suga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">let sum (x, y) = x + 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An even cleaner way using pattern matching on the parameter. This is the approach you would normally us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um Example Continued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2">The sum function takes a single pair parameter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sum (1, 2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Evaluates to 3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Note space after name and before '('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Not required but it emphasizes the distinction between the function and the pair argument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OCaml uses spaces to delimit function arguments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What does <text:span text:style-name="T1">sum (1, sum (2, 3))</text:span> evaluate to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Higher Order Function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2">Functions can take functions as parameters.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let do_twice (f, value) = f (f valu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Function takes a function <text:span text:style-name="T1">f</text:span> and a value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Applies <text:span text:style-name="T1">f</text:span> to the value and then applies <text:span text:style-name="T1">f</text:span> again to the result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Type is polymorphic in this case; will discuss later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">do_twice (increment, 1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Evaluates to 3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increment</text:span> is applied to 1 (resulting in 2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increment</text:span> is applied to 2 (resulting in 3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Higher Order Functions</text:p>
          </draw:text-box>
        </draw:frame>
        <draw:frame presentation:style-name="pr5" draw:layer="layout" svg:width="25.199cm" svg:height="14.303cm" svg:x="1.4cm" svg:y="4.914cm" presentation:class="outline" presentation:user-transformed="true">
          <draw:text-box>
            <text:list text:style-name="L3">
              <text:list-item>
                <text:p text:style-name="P2">Functions can return functions as results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let select_operation choice =</text:span><text:span text:style-name="T1"><text:line-break/></text:span><text:span text:style-name="T1"><text:tab/></text:span><text:span text:style-name="T1">if choice = 'a' then</text:span><text:span text:style-name="T1"><text:line-break/></text:span><text:span text:style-name="T1"><text:tab/></text:span><text:span text:style-name="T1"><text:tab/></text:span><text:span text:style-name="T1">(fun x -&gt; x + 1)</text:span><text:span text:style-name="T1"><text:line-break/></text:span><text:span text:style-name="T1"><text:tab/></text:span><text:span text:style-name="T1">else</text:span><text:span text:style-name="T1"><text:line-break/></text:span><text:span text:style-name="T1"><text:tab/></text:span><text:span text:style-name="T1"><text:tab/></text:span><text:span text:style-name="T1">(fun x -&gt; x – 1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Depending on the value of choice, return an increment function or a decrement function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Type <text:span text:style-name="T1">char -&gt; (int -&gt; int)</text:span> (function taking char and returning a function from int to int)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">let result = select_option 'a'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Result now names a function that does incre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Curried Functions</text:p>
          </draw:text-box>
        </draw:frame>
        <draw:frame presentation:style-name="pr5" draw:layer="layout" svg:width="25.199cm" svg:height="13.937cm" svg:x="1.4cm" svg:y="4.914cm" presentation:class="outline" presentation:user-transformed="true">
          <draw:text-box>
            <text:list text:style-name="L3">
              <text:list-item>
                <text:p text:style-name="P2">An alternative (and powerful) way to simulate support for multiple parameters.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let sum = (fun x -&gt; (fun y -&gt; x + y)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sum</text:span> is a function taking one parameter and returning a function that processes the other paramete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First parameter is “built into” the function returned by </text:span><text:span text:style-name="T5">su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The returned function is also called a closure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Type <text:span text:style-name="T1">int -&gt; int -&gt; int</text:span> (read as <text:span text:style-name="T1">int -&gt; (int -&gt; int)</text:span>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">let sum x y = x + 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Syntactic sugared versio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Using Curried Function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2">Application associates from left to right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sum 1 2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Evaluates to 3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Really <text:span text:style-name="T1">(sum 1) 2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Closure returned by <text:span text:style-name="T1">(sum 1)</text:span> is applied to 2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Closure contains 1 internall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">Allows for “partial application”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let add_two = sum 2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Give a name to the closure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Apply it like any function: <text:span text:style-name="T1">add_two 4</text:span> evaluates to 6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
  </meta:generator>
    <dc:creator>Peter Chapin</dc:creator>
    <dc:date>2008-10-26T11:34:57</dc:date>
    <meta:editing-cycles>3</meta:editing-cycles>
    <meta:editing-duration>PT2H50M36S</meta:editing-duration>
    <meta:user-defined meta:name="Info 1"/>
    <meta:user-defined meta:name="Info 2"/>
    <meta:user-defined meta:name="Info 3"/>
    <meta:user-defined meta:name="Info 4"/>
    <meta:document-statistic meta:object-count="121"/>
  </office:meta>
</office:document-meta>
</file>